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6.74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961in" fo:break-before="auto" style:use-optimal-row-height="false"/>
    </style:style>
    <style:style style:name="ro3" style:family="table-row">
      <style:table-row-properties style:row-height="0.4492in" fo:break-before="auto" style:use-optimal-row-height="false"/>
    </style:style>
    <style:style style:name="ro4" style:family="table-row">
      <style:table-row-properties style:row-height="0.5118in" fo:break-before="auto" style:use-optimal-row-height="false"/>
    </style:style>
    <style:style style:name="ro5" style:family="table-row">
      <style:table-row-properties style:row-height="0.6492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744in" fo:break-before="auto" style:use-optimal-row-height="false"/>
    </style:style>
    <style:style style:name="ro8" style:family="table-row">
      <style:table-row-properties style:row-height="0.374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5pt" style:font-size-asian="5pt" style:font-size-complex="5pt"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 / LE</text:p>
          </table:table-cell>
          <table:table-cell table:style-name="ce1" office:value-type="string" calcext:value-type="string">
            <text:p>Link</text:p>
          </table:table-cell>
          <table:table-cell table:style-name="ce6" table:number-columns-repeated="1019"/>
        </table:table-row>
        <table:table-row table:style-name="ro2">
          <table:table-cell office:value-type="string" calcext:value-type="string">
            <text:p>ATMEGA328PB SMD</text:p>
          </table:table-cell>
          <table:table-cell office:value-type="string" calcext:value-type="string">
            <text:p>microcontroller chip to be soldered on PCB</text:p>
          </table:table-cell>
          <table:table-cell office:value-type="string" calcext:value-type="string">
            <text:p>55 (1.78 $)</text:p>
          </table:table-cell>
          <table:table-cell table:style-name="ce4" office:value-type="string" calcext:value-type="string">
            <text:p><text:a xlink:href="https://www.tme.eu/eg/en/details/atmega328pb-au/8-bit-avr-family/microchip-technology/?brutto=1&amp;currency=USD&amp;gclid=EAIaIQobChMI847QsojngQMVqDkGAB17fQjXEAQYASABEgIbbvD_BwE" xlink:type="simple">https://www.tme.eu/eg/en/details/atmega328pb-au/8-bit-avr-family/microchip-technology/?brutto=1&amp;currency=USD&amp;gclid=EAIaIQobChMI847QsojngQMVqDkGAB17fQjXEAQYASABEgIbbvD_BwE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340 </text:p>
          </table:table-cell>
          <table:table-cell office:value-type="string" calcext:value-type="string">
            <text:p>USB to UART converter IC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<text:a xlink:href="https://uge-one.com/ch340g-usb-to-uart-ttl-converter-ic-smd-sop-16.html?gclid=EAIaIQobChMI0NvC6ITngQMVvUNBAh03KwwgEAYYAiABEgKP2_D_BwE" xlink:type="simple">https://uge-one.com/ch340g-usb-to-uart-ttl-converter-ic-smd-sop-16.html?gclid=EAIaIQobChMI0NvC6ITngQMVvUNBAh03KwwgEAYYAiABEgKP2_D_BwE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ustom PCB board</text:p>
          </table:table-cell>
          <table:table-cell office:value-type="string" calcext:value-type="string">
            <text:p>20 custom 2x4 PCB boards for 176 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nti.sci.eg/pcblab/" xlink:type="simple">https://www.nti.sci.eg/pcblab/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MD 5V LDO voltage regulator</text:p>
          </table:table-cell>
          <table:table-cell office:value-type="string" calcext:value-type="string">
            <text:p>100mA 5V solderable voltage regulator to power M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uge-one.com/voltage-regulator-78l05-5v-100ma-smd-sot89.html" xlink:type="simple">https://uge-one.com/voltage-regulator-78l05-5v-100ma-smd-sot89.html</text:a>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MD push button</text:p>
          </table:table-cell>
          <table:table-cell office:value-type="string" calcext:value-type="string">
            <text:p>solderable push but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uge-one.com/smd-micro-push-button-switch-2p-3x4x2mm.html" xlink:type="simple">https://uge-one.com/smd-micro-push-button-switch-2p-3x4x2mm.html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MD led </text:p>
          </table:table-cell>
          <table:table-cell office:value-type="string" calcext:value-type="string">
            <text:p>solderable 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uge-one.com/led-smd-1206-green.html" xlink:type="simple">https://uge-one.com/led-smd-1206-green.html</text:a>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USB connector</text:p>
          </table:table-cell>
          <table:table-cell office:value-type="string" calcext:value-type="string">
            <text:p>USB connector to be solde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makerselectronics.com/product/usb-connector-on-pcb-a-type-male-smd" xlink:type="simple">https://makerselectronics.com/product/usb-connector-on-pcb-a-type-male-smd</text:a>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Capacitor</text:p>
          </table:table-cell>
          <table:table-cell office:value-type="string" calcext:value-type="string">
            <text:p>SMD 10uF capacitor</text:p>
          </table:table-cell>
          <table:table-cell office:value-type="string" calcext:value-type="string">
            <text:p>1 x 3</text:p>
          </table:table-cell>
          <table:table-cell office:value-type="string" calcext:value-type="string">
            <text:p><text:a xlink:href="https://uge-one.com/smd-chip-ceramic-capacitor-size-0805-10uf.html" xlink:type="simple">https://uge-one.com/smd-chip-ceramic-capacitor-size-0805-10uf.html</text:a>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Crystal oscillator</text:p>
          </table:table-cell>
          <table:table-cell office:value-type="string" calcext:value-type="string">
            <text:p>Quartz oscillator 16 mh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uge-one.com/hc49-smd-quartz-crystal-oscillator-16mhz.html" xlink:type="simple">https://uge-one.com/hc49-smd-quartz-crystal-oscillator-16mhz.html</text:a></text:p>
          </table:table-cell>
          <table:table-cell table:number-columns-repeated="1019"/>
        </table:table-row>
        <table:table-row table:style-name="ro8">
          <table:table-cell/>
          <table:table-cell table:style-name="ce3" office:value-type="string" calcext:value-type="string">
            <text:p>Total / Unit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9" table:number-rows-repeated="16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21:34:52.554921242</meta:creation-date>
    <dc:date>2023-10-08T22:59:15.095793498</dc:date>
    <meta:editing-duration>PT54M10S</meta:editing-duration>
    <meta:editing-cycles>6</meta:editing-cycles>
    <meta:generator>LibreOffice/7.3.7.2$Linux_X86_64 LibreOffice_project/30$Build-2</meta:generator>
    <meta:document-statistic meta:table-count="1" meta:cell-count="42" meta:object-count="0"/>
  </office:meta>
</office:document-meta>
</file>